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0000000024C000001BECEE15A6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style-name="Regular" style:font-family-generic="swiss" style:font-pitch="variable" fo:font-size="10pt" fo:font-weight="normal" style:font-size-asian="18pt" style:font-size-complex="18pt"/>
    </style:style>
    <style:style style:name="P3" style:family="paragraph">
      <style:paragraph-properties fo:text-align="center"/>
      <style:text-properties fo:font-family="Arial" style:font-style-name="Regular" style:font-family-generic="swiss" style:font-pitch="variable" fo:font-size="16pt" fo:font-weight="bold" style:font-size-asian="18pt" style:font-size-complex="18pt"/>
    </style:style>
    <style:style style:name="P4" style:family="paragraph">
      <style:paragraph-properties fo:text-align="center"/>
      <style:text-properties fo:font-size="18pt" style:font-size-asian="20pt" style:font-size-complex="20pt"/>
    </style:style>
    <style:style style:name="T1" style:family="text">
      <style:text-properties fo:font-family="Arial" style:font-style-name="Regular" style:font-family-generic="swiss" style:font-pitch="variable" fo:font-size="10pt" fo:font-weight="normal" style:font-size-asian="18pt" style:font-size-complex="18pt"/>
    </style:style>
    <style:style style:name="T2" style:family="text">
      <style:text-properties fo:font-family="Arial" style:font-style-name="Regular" style:font-family-generic="swiss" style:font-pitch="variable" fo:font-size="16pt" fo:font-weight="bold" style:font-size-asian="18pt" style:font-size-complex="18pt"/>
    </style:style>
    <style:style style:name="T3" style:family="text">
      <style:text-properties fo:font-size="18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0.5cm" svg:height="17cm" svg:x="2cm" svg:y="2cm">
          <draw:image xlink:href="Pictures/100000000000024C000001BECEE15A61.png" xlink:type="simple" xlink:show="embed" xlink:actuate="onLoad">
            <text:p/>
          </draw:image>
        </draw:frame>
        <draw:g>
          <draw:g>
            <draw:polygon draw:style-name="gr2" draw:text-style-name="P1" draw:layer="layout" svg:width="12.57cm" svg:height="0cm" svg:x="21.999cm" svg:y="16.501cm" svg:viewBox="0 0 12571 0" draw:points="12571,0 0,0">
              <text:p/>
            </draw:polygon>
            <draw:polygon draw:style-name="gr2" draw:text-style-name="P1" draw:layer="layout" svg:width="0cm" svg:height="5.999cm" svg:x="21.999cm" svg:y="14.5cm" svg:viewBox="0 0 0 6000" draw:points="0,0 0,6000">
              <text:p/>
            </draw:polygon>
            <draw:polygon draw:style-name="gr2" draw:text-style-name="P1" draw:layer="layout" svg:width="33.499cm" svg:height="0cm" svg:x="1cm" svg:y="20.5cm" svg:viewBox="0 0 33500 0" draw:points="0,0 33500,0">
              <text:p/>
            </draw:polygon>
            <draw:path draw:style-name="gr2" draw:text-style-name="P1" draw:layer="layout" svg:width="0.069cm" svg:height="19.499cm" svg:x="34.5cm" svg:y="1cm" svg:viewBox="0 0 70 19500" svg:d="m0 19500c23-6500 47-13000 70-19500-23 6500-47 13000-70 19500z">
              <text:p/>
            </draw:path>
            <draw:polygon draw:style-name="gr2" draw:text-style-name="P1" draw:layer="layout" svg:width="12.57cm" svg:height="0cm" svg:x="21.999cm" svg:y="17.501cm" svg:viewBox="0 0 12571 0" draw:points="0,0 12571,0">
              <text:p/>
            </draw:polygon>
            <draw:polygon draw:style-name="gr2" draw:text-style-name="P1" draw:layer="layout" svg:width="9.499cm" svg:height="0cm" svg:x="21.999cm" svg:y="18.501cm" svg:viewBox="0 0 9500 0" draw:points="0,0 9500,0">
              <text:p/>
            </draw:polygon>
            <draw:polygon draw:style-name="gr2" draw:text-style-name="P1" draw:layer="layout" svg:width="9.07cm" svg:height="0cm" svg:x="25.499cm" svg:y="18.501cm" svg:viewBox="0 0 9071 0" draw:points="0,0 9071,0">
              <text:p/>
            </draw:polygon>
            <draw:polygon draw:style-name="gr2" draw:text-style-name="P1" draw:layer="layout" svg:width="12.57cm" svg:height="0cm" svg:x="21.999cm" svg:y="19.501cm" svg:viewBox="0 0 12571 0" draw:points="0,0 12571,0">
              <text:p/>
            </draw:polygon>
            <draw:polygon draw:style-name="gr2" draw:text-style-name="P1" draw:layer="layout" svg:width="0cm" svg:height="0.999cm" svg:x="27.5cm" svg:y="18.5cm" svg:viewBox="0 0 0 1000" draw:points="0,0 0,1000">
              <text:p/>
            </draw:polygon>
            <draw:polygon draw:style-name="gr2" draw:text-style-name="P1" draw:layer="layout" svg:width="0cm" svg:height="0.999cm" svg:x="27.5cm" svg:y="19.5cm" svg:viewBox="0 0 0 1000" draw:points="0,1000 0,0">
              <text:p/>
            </draw:polygon>
            <draw:polygon draw:style-name="gr2" draw:text-style-name="P1" draw:layer="layout" svg:width="0cm" svg:height="0.999cm" svg:x="30.5cm" svg:y="19.5cm" svg:viewBox="0 0 0 1000" draw:points="0,0 0,1000">
              <text:p/>
            </draw:polygon>
            <draw:polygon draw:style-name="gr2" draw:text-style-name="P1" draw:layer="layout" svg:width="33.499cm" svg:height="0cm" svg:x="1cm" svg:y="1cm" svg:viewBox="0 0 33500 0" draw:points="33500,0 0,0">
              <text:p/>
            </draw:polygon>
            <draw:polygon draw:style-name="gr2" draw:text-style-name="P1" draw:layer="layout" svg:width="0cm" svg:height="19.499cm" svg:x="1cm" svg:y="1cm" svg:viewBox="0 0 0 19500" draw:points="0,0 0,19500">
              <text:p/>
            </draw:polygon>
            <draw:polygon draw:style-name="gr2" draw:text-style-name="P1" draw:layer="layout" svg:width="12.569cm" svg:height="0cm" svg:x="22cm" svg:y="15.5cm" svg:viewBox="0 0 12570 0" draw:points="12570,0 0,0">
              <text:p/>
            </draw:polygon>
            <draw:polygon draw:style-name="gr2" draw:text-style-name="P1" draw:layer="layout" svg:width="12.569cm" svg:height="0cm" svg:x="22cm" svg:y="14.5cm" svg:viewBox="0 0 12570 0" draw:points="0,0 12570,0">
              <text:p/>
            </draw:polygon>
            <draw:polygon draw:style-name="gr2" draw:text-style-name="P1" draw:layer="layout" svg:width="0cm" svg:height="0.999cm" svg:x="30.5cm" svg:y="18.5cm" svg:viewBox="0 0 0 1000" draw:points="0,0 0,1000">
              <text:p/>
            </draw:polygon>
            <draw:frame draw:style-name="gr3" draw:text-style-name="P2" draw:layer="layout" svg:width="1.5cm" svg:height="0.64cm" svg:x="22cm" svg:y="15.5cm">
              <draw:text-box>
                <text:p><text:span text:style-name="T1">PRJ</text:span></text:p>
              </draw:text-box>
            </draw:frame>
            <draw:frame draw:style-name="gr3" draw:text-style-name="P2" draw:layer="layout" svg:width="2cm" svg:height="0.64cm" svg:x="22cm" svg:y="16.5cm">
              <draw:text-box>
                <text:p><text:span text:style-name="T1">TITLE1</text:span></text:p>
              </draw:text-box>
            </draw:frame>
            <draw:frame draw:style-name="gr3" draw:text-style-name="P2" draw:layer="layout" svg:width="2cm" svg:height="0.64cm" svg:x="22cm" svg:y="17.5cm">
              <draw:text-box>
                <text:p><text:span text:style-name="T1">TITLE2</text:span></text:p>
              </draw:text-box>
            </draw:frame>
            <draw:frame draw:style-name="gr3" draw:text-style-name="P2" draw:layer="layout" svg:width="1.999cm" svg:height="0.64cm" svg:x="22cm" svg:y="18.5cm">
              <draw:text-box>
                <text:p><text:span text:style-name="T1">DWG#</text:span></text:p>
              </draw:text-box>
            </draw:frame>
            <draw:frame draw:style-name="gr3" draw:text-style-name="P2" draw:layer="layout" svg:width="1.5cm" svg:height="0.64cm" svg:x="27.5cm" svg:y="18.5cm">
              <draw:text-box>
                <text:p><text:span text:style-name="T1">REV</text:span></text:p>
              </draw:text-box>
            </draw:frame>
            <draw:frame draw:style-name="gr3" draw:text-style-name="P2" draw:layer="layout" svg:width="1.999cm" svg:height="0.64cm" svg:x="22cm" svg:y="19.5cm">
              <draw:text-box>
                <text:p><text:span text:style-name="T1">DATE</text:span></text:p>
              </draw:text-box>
            </draw:frame>
            <draw:frame draw:style-name="gr3" draw:text-style-name="P2" draw:layer="layout" svg:width="1.5cm" svg:height="0.64cm" svg:x="27.5cm" svg:y="19.5cm">
              <draw:text-box>
                <text:p><text:span text:style-name="T1">DRN</text:span></text:p>
              </draw:text-box>
            </draw:frame>
            <draw:frame draw:style-name="gr3" draw:text-style-name="P2" draw:layer="layout" svg:width="1cm" svg:height="0.64cm" svg:x="32.5cm" svg:y="19.5cm">
              <draw:text-box>
                <text:p><text:span text:style-name="T1">OF</text:span></text:p>
              </draw:text-box>
            </draw:frame>
            <draw:frame draw:style-name="gr3" draw:text-style-name="P2" draw:layer="layout" svg:width="1.999cm" svg:height="0.64cm" svg:x="30.501cm" svg:y="19.5cm">
              <draw:text-box>
                <text:p><text:span text:style-name="T1">PAGE</text:span></text:p>
              </draw:text-box>
            </draw:frame>
            <draw:frame draw:style-name="gr4" draw:text-style-name="P3" draw:layer="layout" svg:width="12.57cm" svg:height="1cm" svg:x="22cm" svg:y="14.5cm">
              <draw:text-box>
                <text:p text:style-name="P1"><text:span text:style-name="T2">SWIFT CONSTRUCTION COMPANY</text:span></text:p>
              </draw:text-box>
            </draw:frame>
            <draw:frame draw:style-name="gr3" draw:text-style-name="P2" draw:layer="layout" svg:width="1.5cm" svg:height="0.64cm" svg:x="30.5cm" svg:y="18.5cm">
              <draw:text-box>
                <text:p><text:span text:style-name="T1">CAT</text:span></text:p>
              </draw:text-box>
            </draw:frame>
          </draw:g>
          <draw:frame draw:style-name="gr4" draw:text-style-name="P4" draw:layer="layout" svg:width="12.5cm" svg:height="1cm" svg:x="22cm" svg:y="17.5cm">
            <draw:text-box>
              <text:p text:style-name="P1"><text:span text:style-name="T3">Product Breakdown Structure</text:span></text:p>
            </draw:text-box>
          </draw:frame>
          <draw:frame draw:style-name="gr4" draw:text-style-name="P4" draw:layer="layout" svg:width="4.5cm" svg:height="1cm" svg:x="23cm" svg:y="18.5cm">
            <draw:text-box>
              <text:p text:style-name="P1"><text:span text:style-name="T3">10000001</text:span></text:p>
            </draw:text-box>
          </draw:frame>
          <draw:frame draw:style-name="gr4" draw:text-style-name="P4" draw:layer="layout" svg:width="4.5cm" svg:height="1cm" svg:x="23cm" svg:y="19.5cm">
            <draw:text-box>
              <text:p text:style-name="P1"><text:span text:style-name="T3">2013-01-03</text:span></text:p>
            </draw:text-box>
          </draw:frame>
          <draw:frame draw:style-name="gr4" draw:text-style-name="P4" draw:layer="layout" svg:width="2cm" svg:height="1cm" svg:x="28.5cm" svg:y="19.5cm">
            <draw:text-box>
              <text:p text:style-name="P1"><text:span text:style-name="T3">BJ</text:span></text:p>
            </draw:text-box>
          </draw:frame>
          <draw:frame draw:style-name="gr4" draw:text-style-name="P4" draw:layer="layout" svg:width="1.5cm" svg:height="1cm" svg:x="31.5cm" svg:y="19.5cm">
            <draw:text-box>
              <text:p text:style-name="P1"><text:span text:style-name="T3">01</text:span></text:p>
            </draw:text-box>
          </draw:frame>
          <draw:frame draw:style-name="gr4" draw:text-style-name="P4" draw:layer="layout" svg:width="1.5cm" svg:height="1cm" svg:x="33cm" svg:y="19.5cm">
            <draw:text-box>
              <text:p text:style-name="P1"><text:span text:style-name="T3">01</text:span></text:p>
            </draw:text-box>
          </draw:frame>
          <draw:frame draw:style-name="gr4" draw:text-style-name="P4" draw:layer="layout" svg:width="12.5cm" svg:height="1cm" svg:x="22cm" svg:y="15.5cm">
            <draw:text-box>
              <text:p text:style-name="P1"><text:span text:style-name="T3">Aircraft Wireless</text:span></text:p>
            </draw:text-box>
          </draw:frame>
          <draw:frame draw:style-name="gr4" draw:text-style-name="P4" draw:layer="layout" svg:width="12.5cm" svg:height="1cm" svg:x="22cm" svg:y="16.5cm">
            <draw:text-box>
              <text:p text:style-name="P1"><text:span text:style-name="T3">ASSY,AIRCRAFT WIRELESS</text:span></text:p>
            </draw:text-box>
          </draw:frame>
          <draw:frame draw:style-name="gr4" draw:text-style-name="P4" draw:layer="layout" svg:width="2cm" svg:height="1cm" svg:x="28.5cm" svg:y="18.5cm">
            <draw:text-box>
              <text:p text:style-name="P1"><text:span text:style-name="T3">1</text:span></text:p>
            </draw:text-box>
          </draw:frame>
          <draw:frame draw:style-name="gr4" draw:text-style-name="P4" draw:layer="layout" svg:width="3cm" svg:height="1cm" svg:x="31.5cm" svg:y="18.5cm">
            <draw:text-box>
              <text:p text:style-name="P1"><text:span text:style-name="T3">PB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7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le Scott</meta:initial-creator>
    <meta:creation-date>2010-01-25T10:24:58</meta:creation-date>
    <dc:date>2014-01-16T20:48:31.15</dc:date>
    <meta:editing-duration>PT11H9M22S</meta:editing-duration>
    <meta:editing-cycles>27</meta:editing-cycles>
    <meta:generator>OpenOffice/4.0.1$Win32 OpenOffice.org_project/401m5$Build-9714</meta:generator>
    <meta:printed-by>Dale Scott</meta:printed-by>
    <meta:print-date>2010-01-25T16:21:31</meta:print-date>
    <dc:description>(C) 2010 by Dale R. Scott. This work is licensed under a Creative Commons Attribution 3.0 Unported License. http://creativecommons.org/licenses/by/3.0/
</dc:description>
    <dc:creator>Dale Scott</dc:creator>
    <meta:document-statistic meta:object-count="40"/>
  </office:meta>
</office:document-meta>
</file>